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9211e"/>
    </style:style>
    <style:style style:name="ce11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c9211e"/>
    </style:style>
    <style:style style:name="ce14" style:family="table-cell" style:parent-style-name="Default" style:data-style-name="N37">
      <style:table-cell-properties fo:background-color="#ffbf00"/>
    </style:style>
    <style:style style:name="ce1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ackground-color="#c9211e"/>
    </style:style>
    <style:style style:name="ce18" style:family="table-cell" style:parent-style-name="Default" style:data-style-name="N108">
      <style:table-cell-properties fo:background-color="#ffbf00"/>
    </style:style>
    <style:style style:name="ce19" style:family="table-cell" style:parent-style-name="Default" style:data-style-name="N4">
      <style:table-cell-properties fo:background-color="#2a6099"/>
    </style:style>
    <style:style style:name="ce7" style:family="table-cell" style:parent-style-name="Default" style:data-style-name="N4">
      <style:table-cell-properties fo:background-color="#2a6099"/>
    </style:style>
    <style:style style:name="ce8" style:family="table-cell" style:parent-style-name="Default" style:data-style-name="N4">
      <style:table-cell-properties fo:background-color="#c9211e"/>
    </style:style>
    <style:style style:name="ce22" style:family="table-cell" style:parent-style-name="Default" style:data-style-name="N4">
      <style:table-cell-properties fo:background-color="#81d41a"/>
    </style:style>
    <style:style style:name="ce9" style:family="table-cell" style:parent-style-name="Default" style:data-style-name="N4">
      <style:table-cell-properties fo:background-color="#81d41a"/>
    </style:style>
    <style:style style:name="ce24" style:family="table-cell" style:parent-style-name="Default" style:data-style-name="N4">
      <style:table-cell-properties fo:background-color="transparent"/>
    </style:style>
    <style:style style:name="ce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4" table:default-cell-style-name="ce5"/>
        <table:table-column table:style-name="co1" table:default-cell-style-name="ce7"/>
        <table:table-column table:style-name="co5" table:default-cell-style-name="ce7"/>
        <table:table-column table:style-name="co1" table:default-cell-style-name="ce9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9" table:number-rows-spanned="1">
            <text:p>main</text:p>
          </table:table-cell>
          <table:covered-table-cell table:number-columns-repeated="6"/>
          <table:covered-table-cell table:style-name="ce19"/>
          <table:covered-table-cell table:style-name="ce22"/>
          <table:table-cell table:style-name="ce15" office:value-type="string" calcext:value-type="string" table:number-columns-spanned="2" table:number-rows-spanned="1">
            <text:p>ephem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SatCal</text:p>
          </table:table-cell>
          <table:covered-table-cell table:style-name="ce22"/>
          <table:table-cell table:number-columns-repeated="1009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Dec rad</text:p>
          </table:table-cell>
          <table:table-cell office:value-type="string" calcext:value-type="string">
            <text:p>Dec °</text:p>
          </table:table-cell>
          <table:table-cell office:value-type="string" calcext:value-type="string">
            <text:p>Sun Earth lon</text:p>
          </table:table-cell>
          <table:table-cell office:value-type="string" calcext:value-type="string">
            <text:p>Dec rad</text:p>
          </table:table-cell>
          <table:table-cell table:number-columns-repeated="2" office:value-type="string" calcext:value-type="string">
            <text:p>Dec °</text:p>
          </table:table-cell>
          <table:table-cell office:value-type="string" calcext:value-type="string">
            <text:p>Sun Earth lon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7985" calcext:value-type="float">
            <text:p>0,7985</text:p>
          </table:table-cell>
          <table:table-cell office:value-type="float" office:value="0.4529" calcext:value-type="float">
            <text:p>0,4529</text:p>
          </table:table-cell>
          <table:table-cell office:value-type="float" office:value="0.3957" calcext:value-type="float">
            <text:p>0,3957</text:p>
          </table:table-cell>
          <table:table-cell table:number-columns-repeated="3"/>
          <table:table-cell table:formula="of:=ACOS(SQRT([.C3]*[.C3]+[.D3]*[.D3]))" office:value-type="float" office:value="0.407793349195742" calcext:value-type="float">
            <text:p>0,4078</text:p>
          </table:table-cell>
          <table:table-cell table:formula="of:=[.I3]*180/PI()" office:value-type="float" office:value="23.3648378224206" calcext:value-type="float">
            <text:p>23,36</text:p>
          </table:table-cell>
          <table:table-cell table:formula="of:=ACOS([.C3]/SQRT([.C3]*[.C3]+[.D3]*[.D3]))*180/PI()" office:value-type="float" office:value="29.5614078493417" calcext:value-type="float">
            <text:p>29,56</text:p>
          </table:table-cell>
          <table:table-cell office:value-type="float" office:value="0.408" calcext:value-type="float">
            <text:p>0,4080</text:p>
          </table:table-cell>
          <table:table-cell table:formula="of:=[.L3]*180/PI()" office:value-type="float" office:value="23.3766780413376" calcext:value-type="float">
            <text:p>23,38</text:p>
          </table:table-cell>
          <table:table-cell office:value-type="float" office:value="23.309" calcext:value-type="float">
            <text:p>23,31</text:p>
          </table:table-cell>
          <table:table-cell office:value-type="float" office:value="29.552" calcext:value-type="float">
            <text:p>29,5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8806" calcext:value-type="float">
            <text:p>0,8806</text:p>
          </table:table-cell>
          <table:table-cell office:value-type="float" office:value="0.2279" calcext:value-type="float">
            <text:p>0,2279</text:p>
          </table:table-cell>
          <table:table-cell office:value-type="float" office:value="0.4153" calcext:value-type="float">
            <text:p>0,4153</text:p>
          </table:table-cell>
          <table:table-cell table:number-columns-repeated="3"/>
          <table:table-cell table:formula="of:=ACOS(SQRT([.C4]*[.C4]+[.D4]*[.D4]))" office:value-type="float" office:value="0.428446097839703" calcext:value-type="float">
            <text:p>0,4284</text:p>
          </table:table-cell>
          <table:table-cell table:formula="of:=[.I4]*180/PI()" office:value-type="float" office:value="24.5481531550641" calcext:value-type="float">
            <text:p>24,55</text:p>
          </table:table-cell>
          <table:table-cell table:formula="of:=ACOS([.C4]/SQRT([.C4]*[.C4]+[.D4]*[.D4]))*180/PI()" office:value-type="float" office:value="14.5098399037366" calcext:value-type="float">
            <text:p>14,51</text:p>
          </table:table-cell>
          <table:table-cell office:value-type="float" office:value="0.408" calcext:value-type="float">
            <text:p>0,4080</text:p>
          </table:table-cell>
          <table:table-cell table:formula="of:=[.L4]*180/PI()" office:value-type="float" office:value="23.3766780413376" calcext:value-type="float">
            <text:p>23,38</text:p>
          </table:table-cell>
          <table:table-cell office:value-type="float" office:value="23.376" calcext:value-type="float">
            <text:p>23,38</text:p>
          </table:table-cell>
          <table:table-cell office:value-type="float" office:value="14.55" calcext:value-type="float">
            <text:p>14,5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9146" calcext:value-type="float">
            <text:p>0,9146</text:p>
          </table:table-cell>
          <table:table-cell office:value-type="float" office:value="-0.0078" calcext:value-type="float">
            <text:p>-0,0078</text:p>
          </table:table-cell>
          <table:table-cell office:value-type="float" office:value="0.0402" calcext:value-type="float">
            <text:p>0,0402</text:p>
          </table:table-cell>
          <table:table-cell table:number-columns-repeated="3"/>
          <table:table-cell table:formula="of:=ACOS(SQRT([.C5]*[.C5]+[.D5]*[.D5]))" office:value-type="float" office:value="0.41619647273028" calcext:value-type="float">
            <text:p>0,4162</text:p>
          </table:table-cell>
          <table:table-cell table:formula="of:=[.I5]*180/PI()" office:value-type="float" office:value="23.8463013356767" calcext:value-type="float">
            <text:p>23,85</text:p>
          </table:table-cell>
          <table:table-cell table:formula="of:=ACOS([.C5]/SQRT([.C5]*[.C5]+[.D5]*[.D5]))*180/PI()" office:value-type="float" office:value="0.488624804097622" calcext:value-type="float">
            <text:p>0,49</text:p>
          </table:table-cell>
          <table:table-cell office:value-type="float" office:value="0.408" calcext:value-type="float">
            <text:p>0,4080</text:p>
          </table:table-cell>
          <table:table-cell table:formula="of:=[.L5]*180/PI()" office:value-type="float" office:value="23.3766780413376" calcext:value-type="float">
            <text:p>23,38</text:p>
          </table:table-cell>
          <table:table-cell office:value-type="float" office:value="23.38" calcext:value-type="float">
            <text:p>23,38</text:p>
          </table:table-cell>
          <table:table-cell office:value-type="float" office:value="0.448" calcext:value-type="float">
            <text:p>0,4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8608" calcext:value-type="float">
            <text:p>0,8608</text:p>
          </table:table-cell>
          <table:table-cell office:value-type="float" office:value="-0.2639" calcext:value-type="float">
            <text:p>-0,2639</text:p>
          </table:table-cell>
          <table:table-cell office:value-type="float" office:value="0.4353" calcext:value-type="float">
            <text:p>0,4353</text:p>
          </table:table-cell>
          <table:table-cell table:number-columns-repeated="3"/>
          <table:table-cell table:formula="of:=ACOS(SQRT([.C6]*[.C6]+[.D6]*[.D6]))" office:value-type="float" office:value="0.450236299086565" calcext:value-type="float">
            <text:p>0,4502</text:p>
          </table:table-cell>
          <table:table-cell table:formula="of:=[.I6]*180/PI()" office:value-type="float" office:value="25.79663972125" calcext:value-type="float">
            <text:p>25,80</text:p>
          </table:table-cell>
          <table:table-cell table:formula="of:=ACOS([.C6]/SQRT([.C6]*[.C6]+[.D6]*[.D6]))*180/PI()" office:value-type="float" office:value="17.0442448113539" calcext:value-type="float">
            <text:p>17,04</text:p>
          </table:table-cell>
          <table:table-cell office:value-type="float" office:value="0.408" calcext:value-type="float">
            <text:p>0,4080</text:p>
          </table:table-cell>
          <table:table-cell table:formula="of:=[.L6]*180/PI()" office:value-type="float" office:value="23.3766780413376" calcext:value-type="float">
            <text:p>23,38</text:p>
          </table:table-cell>
          <table:table-cell office:value-type="float" office:value="23.379" calcext:value-type="float">
            <text:p>23,38</text:p>
          </table:table-cell>
          <table:table-cell office:value-type="float" office:value="15.446" calcext:value-type="float">
            <text:p>15,4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7699" calcext:value-type="float">
            <text:p>0,7699</text:p>
          </table:table-cell>
          <table:table-cell office:value-type="float" office:value="-0.4782" calcext:value-type="float">
            <text:p>-0,4782</text:p>
          </table:table-cell>
          <table:table-cell office:value-type="float" office:value="0.4225" calcext:value-type="float">
            <text:p>0,4225</text:p>
          </table:table-cell>
          <table:table-cell table:number-columns-repeated="3"/>
          <table:table-cell table:formula="of:=ACOS(SQRT([.C7]*[.C7]+[.D7]*[.D7]))" office:value-type="float" office:value="0.436296484813782" calcext:value-type="float">
            <text:p>0,4363</text:p>
          </table:table-cell>
          <table:table-cell table:formula="of:=[.I7]*180/PI()" office:value-type="float" office:value="24.9979471962233" calcext:value-type="float">
            <text:p>25,00</text:p>
          </table:table-cell>
          <table:table-cell table:formula="of:=ACOS([.C7]/SQRT([.C7]*[.C7]+[.D7]*[.D7]))*180/PI()" office:value-type="float" office:value="31.8452272393486" calcext:value-type="float">
            <text:p>31,85</text:p>
          </table:table-cell>
          <table:table-cell office:value-type="float" office:value="0.408" calcext:value-type="float">
            <text:p>0,4080</text:p>
          </table:table-cell>
          <table:table-cell table:formula="of:=[.L7]*180/PI()" office:value-type="float" office:value="23.3766780413376" calcext:value-type="float">
            <text:p>23,38</text:p>
          </table:table-cell>
          <table:table-cell office:value-type="float" office:value="23.38" calcext:value-type="float">
            <text:p>23,38</text:p>
          </table:table-cell>
          <table:table-cell office:value-type="float" office:value="30.443" calcext:value-type="float">
            <text:p>30,4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8211" calcext:value-type="float">
            <text:p>0,8211</text:p>
          </table:table-cell>
          <table:table-cell office:value-type="float" office:value="0.4087" calcext:value-type="float">
            <text:p>0,4087</text:p>
          </table:table-cell>
          <table:table-cell office:value-type="float" office:value="0.3985" calcext:value-type="float">
            <text:p>0,3985</text:p>
          </table:table-cell>
          <table:table-cell table:number-columns-repeated="3"/>
          <table:table-cell table:formula="of:=ACOS(SQRT([.C9]*[.C9]+[.D9]*[.D9]))" office:value-type="float" office:value="0.40982176191532" calcext:value-type="float">
            <text:p>0,4098</text:p>
          </table:table-cell>
          <table:table-cell table:formula="of:=[.I9]*180/PI()" office:value-type="float" office:value="23.4810573103631" calcext:value-type="float">
            <text:p>23,48</text:p>
          </table:table-cell>
          <table:table-cell table:formula="of:=ACOS([.C9]/SQRT([.C9]*[.C9]+[.D9]*[.D9]))*180/PI()" office:value-type="float" office:value="26.461684774911" calcext:value-type="float">
            <text:p>26,46</text:p>
          </table:table-cell>
          <table:table-cell office:value-type="float" office:value="0.3847" calcext:value-type="float">
            <text:p>0,3847</text:p>
          </table:table-cell>
          <table:table-cell table:formula="of:=[.L9]*180/PI()" office:value-type="float" office:value="22.0416863786828" calcext:value-type="float">
            <text:p>22,04</text:p>
          </table:table-cell>
          <table:table-cell office:value-type="float" office:value="22.041" calcext:value-type="float">
            <text:p>22,04</text:p>
          </table:table-cell>
          <table:table-cell office:value-type="float" office:value="26.461" calcext:value-type="float">
            <text:p>26,4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8919" calcext:value-type="float">
            <text:p>0,8919</text:p>
          </table:table-cell>
          <table:table-cell office:value-type="float" office:value="0.2252" calcext:value-type="float">
            <text:p>0,2252</text:p>
          </table:table-cell>
          <table:table-cell office:value-type="float" office:value="0.3922" calcext:value-type="float">
            <text:p>0,3922</text:p>
          </table:table-cell>
          <table:table-cell table:number-columns-repeated="3"/>
          <table:table-cell table:formula="of:=ACOS(SQRT([.C10]*[.C10]+[.D10]*[.D10]))" office:value-type="float" office:value="0.402992209441336" calcext:value-type="float">
            <text:p>0,4030</text:p>
          </table:table-cell>
          <table:table-cell table:formula="of:=[.I10]*180/PI()" office:value-type="float" office:value="23.0897527776407" calcext:value-type="float">
            <text:p>23,09</text:p>
          </table:table-cell>
          <table:table-cell table:formula="of:=ACOS([.C10]/SQRT([.C10]*[.C10]+[.D10]*[.D10]))*180/PI()" office:value-type="float" office:value="14.1706907105235" calcext:value-type="float">
            <text:p>14,17</text:p>
          </table:table-cell>
          <table:table-cell office:value-type="float" office:value="0.3847" calcext:value-type="float">
            <text:p>0,3847</text:p>
          </table:table-cell>
          <table:table-cell table:formula="of:=[.L10]*180/PI()" office:value-type="float" office:value="22.0416863786828" calcext:value-type="float">
            <text:p>22,04</text:p>
          </table:table-cell>
          <table:table-cell office:value-type="float" office:value="22.047" calcext:value-type="float">
            <text:p>22,05</text:p>
          </table:table-cell>
          <table:table-cell office:value-type="float" office:value="13.962" calcext:value-type="float">
            <text:p>13,96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9128" calcext:value-type="float">
            <text:p>0,9128</text:p>
          </table:table-cell>
          <table:table-cell office:value-type="float" office:value="-0.0373" calcext:value-type="float">
            <text:p>-0,0373</text:p>
          </table:table-cell>
          <table:table-cell office:value-type="float" office:value="0.4069" calcext:value-type="float">
            <text:p>0,4069</text:p>
          </table:table-cell>
          <table:table-cell table:number-columns-repeated="3"/>
          <table:table-cell table:formula="of:=ACOS(SQRT([.C11]*[.C11]+[.D11]*[.D11]))" office:value-type="float" office:value="0.418838883082055" calcext:value-type="float">
            <text:p>0,4188</text:p>
          </table:table-cell>
          <table:table-cell table:formula="of:=[.I11]*180/PI()" office:value-type="float" office:value="23.9977002965751" calcext:value-type="float">
            <text:p>24,00</text:p>
          </table:table-cell>
          <table:table-cell table:formula="of:=ACOS([.C11]/SQRT([.C11]*[.C11]+[.D11]*[.D11]))*180/PI()" office:value-type="float" office:value="2.33999149088176" calcext:value-type="float">
            <text:p>2,34</text:p>
          </table:table-cell>
          <table:table-cell office:value-type="float" office:value="0.3848" calcext:value-type="float">
            <text:p>0,3848</text:p>
          </table:table-cell>
          <table:table-cell table:formula="of:=[.L11]*180/PI()" office:value-type="float" office:value="22.0474159566341" calcext:value-type="float">
            <text:p>22,05</text:p>
          </table:table-cell>
          <table:table-cell office:value-type="float" office:value="22.053" calcext:value-type="float">
            <text:p>22,05</text:p>
          </table:table-cell>
          <table:table-cell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8657" calcext:value-type="float">
            <text:p>0,8657</text:p>
          </table:table-cell>
          <table:table-cell office:value-type="float" office:value="0.2975" calcext:value-type="float">
            <text:p>0,2975</text:p>
          </table:table-cell>
          <table:table-cell office:value-type="float" office:value="0.4025" calcext:value-type="float">
            <text:p>0,4025</text:p>
          </table:table-cell>
          <table:table-cell table:number-columns-repeated="3"/>
          <table:table-cell table:formula="of:=ACOS(SQRT([.C12]*[.C12]+[.D12]*[.D12]))" office:value-type="float" office:value="0.414315415462063" calcext:value-type="float">
            <text:p>0,4143</text:p>
          </table:table-cell>
          <table:table-cell table:formula="of:=[.I12]*180/PI()" office:value-type="float" office:value="23.7385246931855" calcext:value-type="float">
            <text:p>23,74</text:p>
          </table:table-cell>
          <table:table-cell table:formula="of:=ACOS([.C12]/SQRT([.C12]*[.C12]+[.D12]*[.D12]))*180/PI()" office:value-type="float" office:value="18.9654134871395" calcext:value-type="float">
            <text:p>18,97</text:p>
          </table:table-cell>
          <table:table-cell office:value-type="float" office:value="0.3849" calcext:value-type="float">
            <text:p>0,3849</text:p>
          </table:table-cell>
          <table:table-cell table:formula="of:=[.L12]*180/PI()" office:value-type="float" office:value="22.0531455345854" calcext:value-type="float">
            <text:p>22,05</text:p>
          </table:table-cell>
          <table:table-cell office:value-type="float" office:value="22.058" calcext:value-type="float">
            <text:p>22,06</text:p>
          </table:table-cell>
          <table:table-cell office:value-type="float" office:value="16" calcext:value-type="float">
            <text:p>16,00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036" calcext:value-type="float">
            <text:p>0,0360</text:p>
          </table:table-cell>
          <table:table-cell office:value-type="float" office:value="-0.923" calcext:value-type="float">
            <text:p>-0,9230</text:p>
          </table:table-cell>
          <table:table-cell office:value-type="float" office:value="0.3664" calcext:value-type="float">
            <text:p>0,3664</text:p>
          </table:table-cell>
          <table:table-cell table:number-columns-repeated="3"/>
          <table:table-cell table:formula="of:=ACOS(SQRT([.C13]*[.C13]+[.D13]*[.D13]))" office:value-type="float" office:value="0.39316328071546" calcext:value-type="float">
            <text:p>0,3932</text:p>
          </table:table-cell>
          <table:table-cell table:formula="of:=[.I13]*180/PI()" office:value-type="float" office:value="22.5265966445131" calcext:value-type="float">
            <text:p>22,53</text:p>
          </table:table-cell>
          <table:table-cell table:formula="of:=ACOS([.C13]/SQRT([.C13]*[.C13]+[.D13]*[.D13]))*180/PI()" office:value-type="float" office:value="87.7664105317089" calcext:value-type="float">
            <text:p>87,77</text:p>
          </table:table-cell>
          <table:table-cell office:value-type="float" office:value="0.3854" calcext:value-type="float">
            <text:p>0,3854</text:p>
          </table:table-cell>
          <table:table-cell table:formula="of:=[.L13]*180/PI()" office:value-type="float" office:value="22.0817934243419" calcext:value-type="float">
            <text:p>22,08</text:p>
          </table:table-cell>
          <table:table-cell office:value-type="float" office:value="22.085" calcext:value-type="float">
            <text:p>22,09</text:p>
          </table:table-cell>
          <table:table-cell office:value-type="float" office:value="86" calcext:value-type="float">
            <text:p>86,00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7899" calcext:value-type="float">
            <text:p>0,7899</text:p>
          </table:table-cell>
          <table:table-cell office:value-type="float" office:value="0.4439" calcext:value-type="float">
            <text:p>0,4439</text:p>
          </table:table-cell>
          <table:table-cell office:value-type="float" office:value="0.4231" calcext:value-type="float">
            <text:p>0,4231</text:p>
          </table:table-cell>
          <table:table-cell table:number-columns-repeated="3"/>
          <table:table-cell table:formula="of:=ACOS(SQRT([.C15]*[.C15]+[.D15]*[.D15]))" office:value-type="float" office:value="0.43686022724867" calcext:value-type="float">
            <text:p>0,4369</text:p>
          </table:table-cell>
          <table:table-cell table:formula="of:=[.I15]*180/PI()" office:value-type="float" office:value="25.0302472584748" calcext:value-type="float">
            <text:p>25,03</text:p>
          </table:table-cell>
          <table:table-cell table:formula="of:=ACOS([.C15]/SQRT([.C15]*[.C15]+[.D15]*[.D15]))*180/PI()" office:value-type="float" office:value="29.334674713803" calcext:value-type="float">
            <text:p>29,33</text:p>
          </table:table-cell>
          <table:table-cell office:value-type="float" office:value="0.409" calcext:value-type="float">
            <text:p>0,4090</text:p>
          </table:table-cell>
          <table:table-cell table:formula="of:=[.L15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29.482" calcext:value-type="float">
            <text:p>29,4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8777" calcext:value-type="float">
            <text:p>0,8777</text:p>
          </table:table-cell>
          <table:table-cell office:value-type="float" office:value="0.2285" calcext:value-type="float">
            <text:p>0,2285</text:p>
          </table:table-cell>
          <table:table-cell office:value-type="float" office:value="0.4219" calcext:value-type="float">
            <text:p>0,4219</text:p>
          </table:table-cell>
          <table:table-cell table:number-columns-repeated="3"/>
          <table:table-cell table:formula="of:=ACOS(SQRT([.C16]*[.C16]+[.D16]*[.D16]))" office:value-type="float" office:value="0.434795515596128" calcext:value-type="float">
            <text:p>0,4348</text:p>
          </table:table-cell>
          <table:table-cell table:formula="of:=[.I16]*180/PI()" office:value-type="float" office:value="24.9119479948727" calcext:value-type="float">
            <text:p>24,91</text:p>
          </table:table-cell>
          <table:table-cell table:formula="of:=ACOS([.C16]/SQRT([.C16]*[.C16]+[.D16]*[.D16]))*180/PI()" office:value-type="float" office:value="14.5924361953916" calcext:value-type="float">
            <text:p>14,59</text:p>
          </table:table-cell>
          <table:table-cell office:value-type="float" office:value="0.409" calcext:value-type="float">
            <text:p>0,4090</text:p>
          </table:table-cell>
          <table:table-cell table:formula="of:=[.L16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14.484" calcext:value-type="float">
            <text:p>14,4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9117" calcext:value-type="float">
            <text:p>0,9117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4107" calcext:value-type="float">
            <text:p>0,4107</text:p>
          </table:table-cell>
          <table:table-cell table:number-columns-repeated="3"/>
          <table:table-cell table:formula="of:=ACOS(SQRT([.C17]*[.C17]+[.D17]*[.D17]))" office:value-type="float" office:value="0.423305793875458" calcext:value-type="float">
            <text:p>0,4233</text:p>
          </table:table-cell>
          <table:table-cell table:formula="of:=[.I17]*180/PI()" office:value-type="float" office:value="24.2536354324985" calcext:value-type="float">
            <text:p>24,25</text:p>
          </table:table-cell>
          <table:table-cell table:formula="of:=ACOS([.C17]/SQRT([.C17]*[.C17]+[.D17]*[.D17]))*180/PI()" office:value-type="float" office:value="0.50903104485919" calcext:value-type="float">
            <text:p>0,51</text:p>
          </table:table-cell>
          <table:table-cell office:value-type="float" office:value="0.409" calcext:value-type="float">
            <text:p>0,4090</text:p>
          </table:table-cell>
          <table:table-cell table:formula="of:=[.L17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0.513" calcext:value-type="float">
            <text:p>0,51</text:p>
          </table:table-cell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date" office:date-value="2019-06-21" calcext:value-type="date">
            <text:p>21/06/19</text:p>
          </table:table-cell>
          <table:table-cell table:style-name="ce6" office:value-type="float" office:value="0.7577" calcext:value-type="float">
            <text:p>0,7577</text:p>
          </table:table-cell>
          <table:table-cell table:style-name="ce6" office:value-type="float" office:value="-0.3344" calcext:value-type="float">
            <text:p>-0,3344</text:p>
          </table:table-cell>
          <table:table-cell table:style-name="ce6" office:value-type="float" office:value="0.5604" calcext:value-type="float">
            <text:p>0,5604</text:p>
          </table:table-cell>
          <table:table-cell table:style-name="ce6" table:number-columns-repeated="3"/>
          <table:table-cell table:style-name="ce6" table:formula="of:=ACOS(SQRT([.C18]*[.C18]+[.D18]*[.D18]))" office:value-type="float" office:value="0.594889356038291" calcext:value-type="float">
            <text:p>0,5949</text:p>
          </table:table-cell>
          <table:table-cell table:style-name="ce8" table:formula="of:=[.I18]*180/PI()" office:value-type="float" office:value="34.0846493782495" calcext:value-type="float">
            <text:p>34,08</text:p>
          </table:table-cell>
          <table:table-cell table:style-name="ce8" table:formula="of:=ACOS([.C18]/SQRT([.C18]*[.C18]+[.D18]*[.D18]))*180/PI()" office:value-type="float" office:value="23.8135760553711" calcext:value-type="float">
            <text:p>23,81</text:p>
          </table:table-cell>
          <table:table-cell table:style-name="ce6" office:value-type="float" office:value="0.409" calcext:value-type="float">
            <text:p>0,4090</text:p>
          </table:table-cell>
          <table:table-cell table:style-name="ce8" table:formula="of:=[.L18]*180/PI()" office:value-type="float" office:value="23.4339738208507" calcext:value-type="float">
            <text:p>23,43</text:p>
          </table:table-cell>
          <table:table-cell table:style-name="ce8" office:value-type="float" office:value="23.437" calcext:value-type="float">
            <text:p>23,44</text:p>
          </table:table-cell>
          <table:table-cell table:style-name="ce8" office:value-type="float" office:value="15.5" calcext:value-type="float">
            <text:p>15,50</text:p>
          </table:table-cell>
          <table:table-cell table:style-name="ce1" office:value-type="string" calcext:value-type="string">
            <text:p>gros nuage</text:p>
          </table:table-cell>
          <table:table-cell table:style-name="ce1"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773" calcext:value-type="float">
            <text:p>0,7730</text:p>
          </table:table-cell>
          <table:table-cell office:value-type="float" office:value="-0.4783" calcext:value-type="float">
            <text:p>-0,4783</text:p>
          </table:table-cell>
          <table:table-cell office:value-type="float" office:value="0.4168" calcext:value-type="float">
            <text:p>0,4168</text:p>
          </table:table-cell>
          <table:table-cell table:number-columns-repeated="3"/>
          <table:table-cell table:formula="of:=ACOS(SQRT([.C19]*[.C19]+[.D19]*[.D19]))" office:value-type="float" office:value="0.429892902027399" calcext:value-type="float">
            <text:p>0,4299</text:p>
          </table:table-cell>
          <table:table-cell table:formula="of:=[.I19]*180/PI()" office:value-type="float" office:value="24.631048928801" calcext:value-type="float">
            <text:p>24,63</text:p>
          </table:table-cell>
          <table:table-cell table:formula="of:=ACOS([.C19]/SQRT([.C19]*[.C19]+[.D19]*[.D19]))*180/PI()" office:value-type="float" office:value="31.7474854583266" calcext:value-type="float">
            <text:p>31,75</text:p>
          </table:table-cell>
          <table:table-cell office:value-type="float" office:value="0.409" calcext:value-type="float">
            <text:p>0,4090</text:p>
          </table:table-cell>
          <table:table-cell table:formula="of:=[.L19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30.5" calcext:value-type="float">
            <text:p>30,5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6411" calcext:value-type="float">
            <text:p>0,6411</text:p>
          </table:table-cell>
          <table:table-cell office:value-type="float" office:value="-0.6513" calcext:value-type="float">
            <text:p>-0,6513</text:p>
          </table:table-cell>
          <table:table-cell office:value-type="float" office:value="0.4059" calcext:value-type="float">
            <text:p>0,4059</text:p>
          </table:table-cell>
          <table:table-cell table:number-columns-repeated="3"/>
          <table:table-cell table:formula="of:=ACOS(SQRT([.C20]*[.C20]+[.D20]*[.D20]))" office:value-type="float" office:value="0.418023080510223" calcext:value-type="float">
            <text:p>0,4180</text:p>
          </table:table-cell>
          <table:table-cell table:formula="of:=[.I20]*180/PI()" office:value-type="float" office:value="23.9509582522932" calcext:value-type="float">
            <text:p>23,95</text:p>
          </table:table-cell>
          <table:table-cell table:formula="of:=ACOS([.C20]/SQRT([.C20]*[.C20]+[.D20]*[.D20]))*180/PI()" office:value-type="float" office:value="45.4521857144654" calcext:value-type="float">
            <text:p>45,45</text:p>
          </table:table-cell>
          <table:table-cell office:value-type="float" office:value="0.409" calcext:value-type="float">
            <text:p>0,4090</text:p>
          </table:table-cell>
          <table:table-cell table:formula="of:=[.L20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45.507" calcext:value-type="float">
            <text:p>45,51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4353" calcext:value-type="float">
            <text:p>0,4353</text:p>
          </table:table-cell>
          <table:table-cell office:value-type="float" office:value="-0.7963" calcext:value-type="float">
            <text:p>-0,7963</text:p>
          </table:table-cell>
          <table:table-cell office:value-type="float" office:value="0.4201" calcext:value-type="float">
            <text:p>0,4201</text:p>
          </table:table-cell>
          <table:table-cell table:number-columns-repeated="3"/>
          <table:table-cell table:formula="of:=ACOS(SQRT([.C21]*[.C21]+[.D21]*[.D21]))" office:value-type="float" office:value="0.433471843758273" calcext:value-type="float">
            <text:p>0,4335</text:p>
          </table:table-cell>
          <table:table-cell table:formula="of:=[.I21]*180/PI()" office:value-type="float" office:value="24.8361071851033" calcext:value-type="float">
            <text:p>24,84</text:p>
          </table:table-cell>
          <table:table-cell table:formula="of:=ACOS([.C21]/SQRT([.C21]*[.C21]+[.D21]*[.D21]))*180/PI()" office:value-type="float" office:value="61.3366337978246" calcext:value-type="float">
            <text:p>61,34</text:p>
          </table:table-cell>
          <table:table-cell office:value-type="float" office:value="0.409" calcext:value-type="float">
            <text:p>0,4090</text:p>
          </table:table-cell>
          <table:table-cell table:formula="of:=[.L21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60.504" calcext:value-type="float">
            <text:p>60,50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1963" calcext:value-type="float">
            <text:p>0,1963</text:p>
          </table:table-cell>
          <table:table-cell office:value-type="float" office:value="-0.8882" calcext:value-type="float">
            <text:p>-0,8882</text:p>
          </table:table-cell>
          <table:table-cell office:value-type="float" office:value="0.4155" calcext:value-type="float">
            <text:p>0,4155</text:p>
          </table:table-cell>
          <table:table-cell table:number-columns-repeated="3"/>
          <table:table-cell table:formula="of:=ACOS(SQRT([.C22]*[.C22]+[.D22]*[.D22]))" office:value-type="float" office:value="0.428395606835602" calcext:value-type="float">
            <text:p>0,4284</text:p>
          </table:table-cell>
          <table:table-cell table:formula="of:=[.I22]*180/PI()" office:value-type="float" office:value="24.5452602336257" calcext:value-type="float">
            <text:p>24,55</text:p>
          </table:table-cell>
          <table:table-cell table:formula="of:=ACOS([.C22]/SQRT([.C22]*[.C22]+[.D22]*[.D22]))*180/PI()" office:value-type="float" office:value="77.5374625395178" calcext:value-type="float">
            <text:p>77,54</text:p>
          </table:table-cell>
          <table:table-cell office:value-type="float" office:value="0.409" calcext:value-type="float">
            <text:p>0,4090</text:p>
          </table:table-cell>
          <table:table-cell table:formula="of:=[.L22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76.002" calcext:value-type="float">
            <text:p>76,0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-0.0561" calcext:value-type="float">
            <text:p>-0,0561</text:p>
          </table:table-cell>
          <table:table-cell office:value-type="float" office:value="-0.9182" calcext:value-type="float">
            <text:p>-0,9182</text:p>
          </table:table-cell>
          <table:table-cell office:value-type="float" office:value="0.3925" calcext:value-type="float">
            <text:p>0,3925</text:p>
          </table:table-cell>
          <table:table-cell table:number-columns-repeated="3"/>
          <table:table-cell table:formula="of:=ACOS(SQRT([.C23]*[.C23]+[.D23]*[.D23]))" office:value-type="float" office:value="0.402939816869932" calcext:value-type="float">
            <text:p>0,4029</text:p>
          </table:table-cell>
          <table:table-cell table:formula="of:=[.I23]*180/PI()" office:value-type="float" office:value="23.0867509044214" calcext:value-type="float">
            <text:p>23,09</text:p>
          </table:table-cell>
          <table:table-cell table:formula="of:=ACOS([.C23]/SQRT([.C23]*[.C23]+[.D23]*[.D23]))*180/PI()" office:value-type="float" office:value="93.4962999083293" calcext:value-type="float">
            <text:p>93,50</text:p>
          </table:table-cell>
          <table:table-cell office:value-type="float" office:value="0.409" calcext:value-type="float">
            <text:p>0,4090</text:p>
          </table:table-cell>
          <table:table-cell table:formula="of:=[.L23]*180/PI()" office:value-type="float" office:value="23.4339738208507" calcext:value-type="float">
            <text:p>23,43</text:p>
          </table:table-cell>
          <table:table-cell office:value-type="float" office:value="23.437" calcext:value-type="float">
            <text:p>23,44</text:p>
          </table:table-cell>
          <table:table-cell office:value-type="float" office:value="91" calcext:value-type="float">
            <text:p>91,0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1" table:number-rows-spanned="1">
            <text:p>main</text:p>
          </table:table-cell>
          <table:covered-table-cell table:number-columns-repeated="6"/>
          <table:covered-table-cell table:style-name="ce19"/>
          <table:covered-table-cell table:style-name="ce22"/>
          <table:covered-table-cell table:style-name="Default"/>
          <table:covered-table-cell table:style-name="ce19"/>
          <table:table-cell table:style-name="Default"/>
          <table:table-cell table:style-name="ce15" office:value-type="string" calcext:value-type="string" table:number-columns-spanned="2" table:number-rows-spanned="1">
            <text:p>ephem</text:p>
          </table:table-cell>
          <table:covered-table-cell/>
          <table:table-cell table:style-name="ce10" office:value-type="string" calcext:value-type="string" table:number-columns-spanned="2" table:number-rows-spanned="1">
            <text:p>SatCal</text:p>
          </table:table-cell>
          <table:covered-table-cell/>
          <table:table-cell table:number-columns-repeated="1006"/>
        </table:table-row>
        <table:table-row table:style-name="ro1">
          <table:table-cell office:value-type="string" calcext:value-type="string">
            <text:p>He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Dec rad 1</text:p>
          </table:table-cell>
          <table:table-cell office:value-type="string" calcext:value-type="string">
            <text:p>Dec ° 1</text:p>
          </table:table-cell>
          <table:table-cell office:value-type="string" calcext:value-type="string">
            <text:p>Sun Earth lon 1</text:p>
          </table:table-cell>
          <table:table-cell table:style-name="ce24" office:value-type="string" calcext:value-type="string">
            <text:p>Dec rad 2</text:p>
          </table:table-cell>
          <table:table-cell office:value-type="string" calcext:value-type="string">
            <text:p>Dec ° 2</text:p>
          </table:table-cell>
          <table:table-cell table:style-name="ce9" office:value-type="string" calcext:value-type="string">
            <text:p>Sun Earth lon 2</text:p>
          </table:table-cell>
          <table:table-cell table:style-name="ce5" office:value-type="string" calcext:value-type="string">
            <text:p>Dec rad</text:p>
          </table:table-cell>
          <table:table-cell table:number-columns-repeated="2" table:style-name="ce7" office:value-type="string" calcext:value-type="string">
            <text:p>Dec °</text:p>
          </table:table-cell>
          <table:table-cell table:style-name="ce9" office:value-type="string" calcext:value-type="string">
            <text:p>Sun Earth lon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17" calcext:value-type="date">
            <text:p>17/06/19</text:p>
          </table:table-cell>
          <table:table-cell office:value-type="float" office:value="0.8591" calcext:value-type="float">
            <text:p>0,8591</text:p>
          </table:table-cell>
          <table:table-cell office:value-type="float" office:value="0.4003" calcext:value-type="float">
            <text:p>0,4003</text:p>
          </table:table-cell>
          <table:table-cell office:value-type="float" office:value="0.319" calcext:value-type="float">
            <text:p>0,3190</text:p>
          </table:table-cell>
          <table:table-cell office:value-type="float" office:value="0.692" calcext:value-type="float">
            <text:p>0,6920</text:p>
          </table:table-cell>
          <table:table-cell office:value-type="float" office:value="0.4931" calcext:value-type="float">
            <text:p>0,4931</text:p>
          </table:table-cell>
          <table:table-cell office:value-type="float" office:value="0.5273" calcext:value-type="float">
            <text:p>0,5273</text:p>
          </table:table-cell>
          <table:table-cell table:formula="of:=ACOS(SQRT([.C27]*[.C27]+[.D27]*[.D27]))" office:value-type="float" office:value="0.324585023983353" calcext:value-type="float">
            <text:p>0,3246</text:p>
          </table:table-cell>
          <table:table-cell table:formula="of:=[.I27]*180/PI()" office:value-type="float" office:value="18.5973519673987" calcext:value-type="float">
            <text:p>18,60</text:p>
          </table:table-cell>
          <table:table-cell table:formula="of:=ACOS([.C27]/SQRT([.C27]*[.C27]+[.D27]*[.D27]))*180/PI()" office:value-type="float" office:value="24.9832944883177" calcext:value-type="float">
            <text:p>24,98</text:p>
          </table:table-cell>
          <table:table-cell table:formula="of:=ACOS(SQRT([.F27]*[.F27]+[.G27]*[.G27]))" office:value-type="float" office:value="0.555356249226889" calcext:value-type="float">
            <text:p>0,5554</text:p>
          </table:table-cell>
          <table:table-cell table:formula="of:=[.L27]*180/PI()" office:value-type="float" office:value="31.8195692069162" calcext:value-type="float">
            <text:p>31,82</text:p>
          </table:table-cell>
          <table:table-cell table:style-name="ce9" table:formula="of:=ACOS([.F27]/SQRT([.F27]*[.F27]+[.G27]*[.G27]))*180/PI()" office:value-type="float" office:value="35.4726179704314" calcext:value-type="float">
            <text:p>35,47</text:p>
          </table:table-cell>
          <table:table-cell table:style-name="ce5" table:formula="of:=[.L3]" office:value-type="float" office:value="0.408" calcext:value-type="float">
            <text:p>0,4080</text:p>
          </table:table-cell>
          <table:table-cell table:style-name="ce7" table:formula="of:=[.O27]*180/PI()" office:value-type="float" office:value="23.3766780413376" calcext:value-type="float">
            <text:p>23,38</text:p>
          </table:table-cell>
          <table:table-cell table:style-name="ce7" table:formula="of:=[.N3]" office:value-type="float" office:value="23.309" calcext:value-type="float">
            <text:p>23,31</text:p>
          </table:table-cell>
          <table:table-cell table:style-name="ce9" table:formula="of:=[.O3]" office:value-type="float" office:value="29.552" calcext:value-type="float">
            <text:p>29,55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27]" office:value-type="date" office:date-value="2019-06-17" calcext:value-type="date">
            <text:p>17/06/19</text:p>
          </table:table-cell>
          <table:table-cell office:value-type="float" office:value="0.9449" calcext:value-type="float">
            <text:p>0,9449</text:p>
          </table:table-cell>
          <table:table-cell office:value-type="float" office:value="0.1639" calcext:value-type="float">
            <text:p>0,1639</text:p>
          </table:table-cell>
          <table:table-cell office:value-type="float" office:value="0.2836" calcext:value-type="float">
            <text:p>0,2836</text:p>
          </table:table-cell>
          <table:table-cell office:value-type="float" office:value="0.8051" calcext:value-type="float">
            <text:p>0,8051</text:p>
          </table:table-cell>
          <table:table-cell office:value-type="float" office:value="0.271" calcext:value-type="float">
            <text:p>0,2710</text:p>
          </table:table-cell>
          <table:table-cell office:value-type="float" office:value="0.5276" calcext:value-type="float">
            <text:p>0,5276</text:p>
          </table:table-cell>
          <table:table-cell table:formula="of:=ACOS(SQRT([.C28]*[.C28]+[.D28]*[.D28]))" office:value-type="float" office:value="0.28731042229325" calcext:value-type="float">
            <text:p>0,2873</text:p>
          </table:table-cell>
          <table:table-cell table:formula="of:=[.I28]*180/PI()" office:value-type="float" office:value="16.4616746075247" calcext:value-type="float">
            <text:p>16,46</text:p>
          </table:table-cell>
          <table:table-cell table:formula="of:=ACOS([.C28]/SQRT([.C28]*[.C28]+[.D28]*[.D28]))*180/PI()" office:value-type="float" office:value="9.84047102297398" calcext:value-type="float">
            <text:p>9,84</text:p>
          </table:table-cell>
          <table:table-cell table:formula="of:=ACOS(SQRT([.F28]*[.F28]+[.G28]*[.G28]))" office:value-type="float" office:value="0.55578539176883" calcext:value-type="float">
            <text:p>0,5558</text:p>
          </table:table-cell>
          <table:table-cell table:formula="of:=[.L28]*180/PI()" office:value-type="float" office:value="31.844157263379" calcext:value-type="float">
            <text:p>31,84</text:p>
          </table:table-cell>
          <table:table-cell table:style-name="ce9" table:formula="of:=ACOS([.F28]/SQRT([.F28]*[.F28]+[.G28]*[.G28]))*180/PI()" office:value-type="float" office:value="18.6034465161324" calcext:value-type="float">
            <text:p>18,60</text:p>
          </table:table-cell>
          <table:table-cell table:style-name="ce5" table:formula="of:=[.L4]" office:value-type="float" office:value="0.408" calcext:value-type="float">
            <text:p>0,4080</text:p>
          </table:table-cell>
          <table:table-cell table:style-name="ce7" table:formula="of:=[.O28]*180/PI()" office:value-type="float" office:value="23.3766780413376" calcext:value-type="float">
            <text:p>23,38</text:p>
          </table:table-cell>
          <table:table-cell table:style-name="ce7" table:formula="of:=[.N4]" office:value-type="float" office:value="23.376" calcext:value-type="float">
            <text:p>23,38</text:p>
          </table:table-cell>
          <table:table-cell table:style-name="ce9" table:formula="of:=[.O4]" office:value-type="float" office:value="14.55" calcext:value-type="float">
            <text:p>14,55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28]" office:value-type="date" office:date-value="2019-06-17" calcext:value-type="date">
            <text:p>17/06/19</text:p>
          </table:table-cell>
          <table:table-cell office:value-type="float" office:value="0.95718" calcext:value-type="float">
            <text:p>0,9572</text:p>
          </table:table-cell>
          <table:table-cell office:value-type="float" office:value="-0.0581" calcext:value-type="float">
            <text:p>-0,0581</text:p>
          </table:table-cell>
          <table:table-cell office:value-type="float" office:value="0.2856002" calcext:value-type="float">
            <text:p>0,2856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05" calcext:value-type="float">
            <text:p>0,0500</text:p>
          </table:table-cell>
          <table:table-cell office:value-type="float" office:value="0.5271" calcext:value-type="float">
            <text:p>0,5271</text:p>
          </table:table-cell>
          <table:table-cell table:formula="of:=ACOS(SQRT([.C29]*[.C29]+[.D29]*[.D29]))" office:value-type="float" office:value="0.287549623055322" calcext:value-type="float">
            <text:p>0,2875</text:p>
          </table:table-cell>
          <table:table-cell table:formula="of:=[.I29]*180/PI()" office:value-type="float" office:value="16.4753798016477" calcext:value-type="float">
            <text:p>16,48</text:p>
          </table:table-cell>
          <table:table-cell table:formula="of:=ACOS([.C29]/SQRT([.C29]*[.C29]+[.D29]*[.D29]))*180/PI()" office:value-type="float" office:value="3.47354259984445" calcext:value-type="float">
            <text:p>3,47</text:p>
          </table:table-cell>
          <table:table-cell table:formula="of:=ACOS(SQRT([.F29]*[.F29]+[.G29]*[.G29]))" office:value-type="float" office:value="0.555053809483275" calcext:value-type="float">
            <text:p>0,5551</text:p>
          </table:table-cell>
          <table:table-cell table:formula="of:=[.L29]*180/PI()" office:value-type="float" office:value="31.8022406860501" calcext:value-type="float">
            <text:p>31,80</text:p>
          </table:table-cell>
          <table:table-cell table:style-name="ce9" table:formula="of:=ACOS([.F29]/SQRT([.F29]*[.F29]+[.G29]*[.G29]))*180/PI()" office:value-type="float" office:value="3.3727948383543" calcext:value-type="float">
            <text:p>3,37</text:p>
          </table:table-cell>
          <table:table-cell table:style-name="ce5" table:formula="of:=[.L5]" office:value-type="float" office:value="0.408" calcext:value-type="float">
            <text:p>0,4080</text:p>
          </table:table-cell>
          <table:table-cell table:style-name="ce7" table:formula="of:=[.O29]*180/PI()" office:value-type="float" office:value="23.3766780413376" calcext:value-type="float">
            <text:p>23,38</text:p>
          </table:table-cell>
          <table:table-cell table:style-name="ce7" table:formula="of:=[.N5]" office:value-type="float" office:value="23.38" calcext:value-type="float">
            <text:p>23,38</text:p>
          </table:table-cell>
          <table:table-cell table:style-name="ce9" table:formula="of:=[.O5]" office:value-type="float" office:value="0.448" calcext:value-type="float">
            <text:p>0,45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29]" office:value-type="date" office:date-value="2019-06-17" calcext:value-type="date">
            <text:p>17/06/19</text:p>
          </table:table-cell>
          <table:table-cell office:value-type="float" office:value="0.9183" calcext:value-type="float">
            <text:p>0,9183</text:p>
          </table:table-cell>
          <table:table-cell office:value-type="float" office:value="-0.2943" calcext:value-type="float">
            <text:p>-0,2943</text:p>
          </table:table-cell>
          <table:table-cell office:value-type="float" office:value="0.2648" calcext:value-type="float">
            <text:p>0,2648</text:p>
          </table:table-cell>
          <table:table-cell office:value-type="float" office:value="0.7979" calcext:value-type="float">
            <text:p>0,7979</text:p>
          </table:table-cell>
          <table:table-cell office:value-type="float" office:value="-0.2141" calcext:value-type="float">
            <text:p>-0,2141</text:p>
          </table:table-cell>
          <table:table-cell office:value-type="float" office:value="0.5635" calcext:value-type="float">
            <text:p>0,5635</text:p>
          </table:table-cell>
          <table:table-cell table:formula="of:=ACOS(SQRT([.C30]*[.C30]+[.D30]*[.D30]))" office:value-type="float" office:value="0.267983941429815" calcext:value-type="float">
            <text:p>0,2680</text:p>
          </table:table-cell>
          <table:table-cell table:formula="of:=[.I30]*180/PI()" office:value-type="float" office:value="15.3543488212094" calcext:value-type="float">
            <text:p>15,35</text:p>
          </table:table-cell>
          <table:table-cell table:formula="of:=ACOS([.C30]/SQRT([.C30]*[.C30]+[.D30]*[.D30]))*180/PI()" office:value-type="float" office:value="17.7697974793716" calcext:value-type="float">
            <text:p>17,77</text:p>
          </table:table-cell>
          <table:table-cell table:formula="of:=ACOS(SQRT([.F30]*[.F30]+[.G30]*[.G30]))" office:value-type="float" office:value="0.598599785217405" calcext:value-type="float">
            <text:p>0,5986</text:p>
          </table:table-cell>
          <table:table-cell table:formula="of:=[.L30]*180/PI()" office:value-type="float" office:value="34.2972413103949" calcext:value-type="float">
            <text:p>34,30</text:p>
          </table:table-cell>
          <table:table-cell table:style-name="ce9" table:formula="of:=ACOS([.F30]/SQRT([.F30]*[.F30]+[.G30]*[.G30]))*180/PI()" office:value-type="float" office:value="15.0203211927689" calcext:value-type="float">
            <text:p>15,02</text:p>
          </table:table-cell>
          <table:table-cell table:style-name="ce5" table:formula="of:=[.L6]" office:value-type="float" office:value="0.408" calcext:value-type="float">
            <text:p>0,4080</text:p>
          </table:table-cell>
          <table:table-cell table:style-name="ce7" table:formula="of:=[.O30]*180/PI()" office:value-type="float" office:value="23.3766780413376" calcext:value-type="float">
            <text:p>23,38</text:p>
          </table:table-cell>
          <table:table-cell table:style-name="ce7" table:formula="of:=[.N6]" office:value-type="float" office:value="23.379" calcext:value-type="float">
            <text:p>23,38</text:p>
          </table:table-cell>
          <table:table-cell table:style-name="ce9" table:formula="of:=[.O6]" office:value-type="float" office:value="15.446" calcext:value-type="float">
            <text:p>15,45</text:p>
          </table:table-cell>
          <table:table-cell table:number-columns-repeated="1006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4" table:formula="of:=[.B30]" office:value-type="date" office:date-value="2019-06-17" calcext:value-type="date">
            <text:p>17/06/19</text:p>
          </table:table-cell>
          <table:table-cell table:style-name="ce18" office:value-type="float" office:value="0.8232" calcext:value-type="float">
            <text:p>0,8232</text:p>
          </table:table-cell>
          <table:table-cell table:style-name="ce18" office:value-type="float" office:value="-0.507" calcext:value-type="float">
            <text:p>-0,5070</text:p>
          </table:table-cell>
          <table:table-cell table:style-name="ce18" office:value-type="float" office:value="0.2554" calcext:value-type="float">
            <text:p>0,2554</text:p>
          </table:table-cell>
          <table:table-cell table:style-name="ce18" office:value-type="float" office:value="0.7175" calcext:value-type="float">
            <text:p>0,7175</text:p>
          </table:table-cell>
          <table:table-cell table:style-name="ce18" office:value-type="float" office:value="-0.4326" calcext:value-type="float">
            <text:p>-0,4326</text:p>
          </table:table-cell>
          <table:table-cell table:style-name="ce18" office:value-type="float" office:value="0.5459" calcext:value-type="float">
            <text:p>0,5459</text:p>
          </table:table-cell>
          <table:table-cell table:style-name="ce18" table:formula="of:=ACOS(SQRT([.C31]*[.C31]+[.D31]*[.D31]))" office:value-type="float" office:value="0.258390153832734" calcext:value-type="float">
            <text:p>0,2584</text:p>
          </table:table-cell>
          <table:table-cell table:formula="of:=[.I31]*180/PI()" office:value-type="float" office:value="14.8046652823518" calcext:value-type="float">
            <text:p>14,80</text:p>
          </table:table-cell>
          <table:table-cell table:formula="of:=ACOS([.C31]/SQRT([.C31]*[.C31]+[.D31]*[.D31]))*180/PI()" office:value-type="float" office:value="31.6284675248553" calcext:value-type="float">
            <text:p>31,63</text:p>
          </table:table-cell>
          <table:table-cell table:formula="of:=ACOS(SQRT([.F31]*[.F31]+[.G31]*[.G31]))" office:value-type="float" office:value="0.577511212356717" calcext:value-type="float">
            <text:p>0,5775</text:p>
          </table:table-cell>
          <table:table-cell table:formula="of:=[.L31]*180/PI()" office:value-type="float" office:value="33.0889550895233" calcext:value-type="float">
            <text:p>33,09</text:p>
          </table:table-cell>
          <table:table-cell table:style-name="ce9" table:formula="of:=ACOS([.F31]/SQRT([.F31]*[.F31]+[.G31]*[.G31]))*180/PI()" office:value-type="float" office:value="31.0869024511604" calcext:value-type="float">
            <text:p>31,09</text:p>
          </table:table-cell>
          <table:table-cell table:style-name="ce5" table:formula="of:=[.L7]" office:value-type="float" office:value="0.408" calcext:value-type="float">
            <text:p>0,4080</text:p>
          </table:table-cell>
          <table:table-cell table:style-name="ce7" table:formula="of:=[.O31]*180/PI()" office:value-type="float" office:value="23.3766780413376" calcext:value-type="float">
            <text:p>23,38</text:p>
          </table:table-cell>
          <table:table-cell table:style-name="ce7" table:formula="of:=[.N7]" office:value-type="float" office:value="23.38" calcext:value-type="float">
            <text:p>23,38</text:p>
          </table:table-cell>
          <table:table-cell table:style-name="ce9" table:formula="of:=[.O7]" office:value-type="float" office:value="30.443" calcext:value-type="float">
            <text:p>30,4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01" calcext:value-type="date">
            <text:p>01/06/19</text:p>
          </table:table-cell>
          <table:table-cell office:value-type="float" office:value="0.8979" calcext:value-type="float">
            <text:p>0,8979</text:p>
          </table:table-cell>
          <table:table-cell office:value-type="float" office:value="0.3502" calcext:value-type="float">
            <text:p>0,3502</text:p>
          </table:table-cell>
          <table:table-cell office:value-type="float" office:value="0.2668" calcext:value-type="float">
            <text:p>0,2668</text:p>
          </table:table-cell>
          <table:table-cell office:value-type="float" office:value="0.7257" calcext:value-type="float">
            <text:p>0,7257</text:p>
          </table:table-cell>
          <table:table-cell office:value-type="float" office:value="0.4533" calcext:value-type="float">
            <text:p>0,4533</text:p>
          </table:table-cell>
          <table:table-cell office:value-type="float" office:value="0.5031" calcext:value-type="float">
            <text:p>0,5031</text:p>
          </table:table-cell>
          <table:table-cell table:formula="of:=ACOS(SQRT([.C33]*[.C33]+[.D33]*[.D33]))" office:value-type="float" office:value="0.269980336623215" calcext:value-type="float">
            <text:p>0,2700</text:p>
          </table:table-cell>
          <table:table-cell table:formula="of:=[.I33]*180/PI()" office:value-type="float" office:value="15.4687338400315" calcext:value-type="float">
            <text:p>15,47</text:p>
          </table:table-cell>
          <table:table-cell table:formula="of:=ACOS([.C33]/SQRT([.C33]*[.C33]+[.D33]*[.D33]))*180/PI()" office:value-type="float" office:value="21.3068359551531" calcext:value-type="float">
            <text:p>21,31</text:p>
          </table:table-cell>
          <table:table-cell table:formula="of:=ACOS(SQRT([.F33]*[.F33]+[.G33]*[.G33]))" office:value-type="float" office:value="0.544008430892358" calcext:value-type="float">
            <text:p>0,5440</text:p>
          </table:table-cell>
          <table:table-cell table:formula="of:=[.L33]*180/PI()" office:value-type="float" office:value="31.1693871096664" calcext:value-type="float">
            <text:p>31,17</text:p>
          </table:table-cell>
          <table:table-cell table:style-name="ce9" table:formula="of:=ACOS([.F33]/SQRT([.F33]*[.F33]+[.G33]*[.G33]))*180/PI()" office:value-type="float" office:value="31.9904774048522" calcext:value-type="float">
            <text:p>31,99</text:p>
          </table:table-cell>
          <table:table-cell table:style-name="ce5" table:formula="of:=[.L9]" office:value-type="float" office:value="0.3847" calcext:value-type="float">
            <text:p>0,3847</text:p>
          </table:table-cell>
          <table:table-cell table:style-name="ce7" table:formula="of:=[.O33]*180/PI()" office:value-type="float" office:value="22.0416863786828" calcext:value-type="float">
            <text:p>22,04</text:p>
          </table:table-cell>
          <table:table-cell table:style-name="ce7" table:formula="of:=[.N9]" office:value-type="float" office:value="22.041" calcext:value-type="float">
            <text:p>22,04</text:p>
          </table:table-cell>
          <table:table-cell table:style-name="ce9" table:formula="of:=[.O9]" office:value-type="float" office:value="26.461" calcext:value-type="float">
            <text:p>26,46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33]" office:value-type="date" office:date-value="2019-06-01" calcext:value-type="date">
            <text:p>01/06/19</text:p>
          </table:table-cell>
          <table:table-cell office:value-type="float" office:value="0.9512" calcext:value-type="float">
            <text:p>0,9512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2551" calcext:value-type="float">
            <text:p>0,2551</text:p>
          </table:table-cell>
          <table:table-cell office:value-type="float" office:value="0.8171" calcext:value-type="float">
            <text:p>0,8171</text:p>
          </table:table-cell>
          <table:table-cell office:value-type="float" office:value="0.2631" calcext:value-type="float">
            <text:p>0,2631</text:p>
          </table:table-cell>
          <table:table-cell office:value-type="float" office:value="0.5129" calcext:value-type="float">
            <text:p>0,5129</text:p>
          </table:table-cell>
          <table:table-cell table:formula="of:=ACOS(SQRT([.C34]*[.C34]+[.D34]*[.D34]))" office:value-type="float" office:value="0.257821583656531" calcext:value-type="float">
            <text:p>0,2578</text:p>
          </table:table-cell>
          <table:table-cell table:formula="of:=[.I34]*180/PI()" office:value-type="float" office:value="14.7720886108983" calcext:value-type="float">
            <text:p>14,77</text:p>
          </table:table-cell>
          <table:table-cell table:formula="of:=ACOS([.C34]/SQRT([.C34]*[.C34]+[.D34]*[.D34]))*180/PI()" office:value-type="float" office:value="10.3546651863165" calcext:value-type="float">
            <text:p>10,35</text:p>
          </table:table-cell>
          <table:table-cell table:formula="of:=ACOS(SQRT([.F34]*[.F34]+[.G34]*[.G34]))" office:value-type="float" office:value="0.538627227238212" calcext:value-type="float">
            <text:p>0,5386</text:p>
          </table:table-cell>
          <table:table-cell table:formula="of:=[.L34]*180/PI()" office:value-type="float" office:value="30.8610668515835" calcext:value-type="float">
            <text:p>30,86</text:p>
          </table:table-cell>
          <table:table-cell table:style-name="ce9" table:formula="of:=ACOS([.F34]/SQRT([.F34]*[.F34]+[.G34]*[.G34]))*180/PI()" office:value-type="float" office:value="17.8481646413067" calcext:value-type="float">
            <text:p>17,85</text:p>
          </table:table-cell>
          <table:table-cell table:style-name="ce5" table:formula="of:=[.L10]" office:value-type="float" office:value="0.3847" calcext:value-type="float">
            <text:p>0,3847</text:p>
          </table:table-cell>
          <table:table-cell table:style-name="ce7" table:formula="of:=[.O34]*180/PI()" office:value-type="float" office:value="22.0416863786828" calcext:value-type="float">
            <text:p>22,04</text:p>
          </table:table-cell>
          <table:table-cell table:style-name="ce7" table:formula="of:=[.N10]" office:value-type="float" office:value="22.047" calcext:value-type="float">
            <text:p>22,05</text:p>
          </table:table-cell>
          <table:table-cell table:style-name="ce9" table:formula="of:=[.O10]" office:value-type="float" office:value="13.962" calcext:value-type="float">
            <text:p>13,96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34]" office:value-type="date" office:date-value="2019-06-01" calcext:value-type="date">
            <text:p>01/06/19</text:p>
          </table:table-cell>
          <table:table-cell office:value-type="float" office:value="0.9649" calcext:value-type="float">
            <text:p>0,9649</text:p>
          </table:table-cell>
          <table:table-cell office:value-type="float" office:value="-0.0655" calcext:value-type="float">
            <text:p>-0,0655</text:p>
          </table:table-cell>
          <table:table-cell office:value-type="float" office:value="0.2542" calcext:value-type="float">
            <text:p>0,2542</text:p>
          </table:table-cell>
          <table:table-cell office:value-type="float" office:value="0.8481" calcext:value-type="float">
            <text:p>0,8481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5296" calcext:value-type="float">
            <text:p>0,5296</text:p>
          </table:table-cell>
          <table:table-cell table:formula="of:=ACOS(SQRT([.C35]*[.C35]+[.D35]*[.D35]))" office:value-type="float" office:value="0.257142644565757" calcext:value-type="float">
            <text:p>0,2571</text:p>
          </table:table-cell>
          <table:table-cell table:formula="of:=[.I35]*180/PI()" office:value-type="float" office:value="14.7331882664505" calcext:value-type="float">
            <text:p>14,73</text:p>
          </table:table-cell>
          <table:table-cell table:formula="of:=ACOS([.C35]/SQRT([.C35]*[.C35]+[.D35]*[.D35]))*180/PI()" office:value-type="float" office:value="3.8834334715321" calcext:value-type="float">
            <text:p>3,88</text:p>
          </table:table-cell>
          <table:table-cell table:formula="of:=ACOS(SQRT([.F35]*[.F35]+[.G35]*[.G35]))" office:value-type="float" office:value="0.558089556326315" calcext:value-type="float">
            <text:p>0,5581</text:p>
          </table:table-cell>
          <table:table-cell table:formula="of:=[.L35]*180/PI()" office:value-type="float" office:value="31.9761761678265" calcext:value-type="float">
            <text:p>31,98</text:p>
          </table:table-cell>
          <table:table-cell table:style-name="ce9" table:formula="of:=ACOS([.F35]/SQRT([.F35]*[.F35]+[.G35]*[.G35]))*180/PI()" office:value-type="float" office:value="1.14157592254486" calcext:value-type="float">
            <text:p>1,14</text:p>
          </table:table-cell>
          <table:table-cell table:style-name="ce5" table:formula="of:=[.L11]" office:value-type="float" office:value="0.3848" calcext:value-type="float">
            <text:p>0,3848</text:p>
          </table:table-cell>
          <table:table-cell table:style-name="ce7" table:formula="of:=[.O35]*180/PI()" office:value-type="float" office:value="22.0474159566341" calcext:value-type="float">
            <text:p>22,05</text:p>
          </table:table-cell>
          <table:table-cell table:style-name="ce7" table:formula="of:=[.N11]" office:value-type="float" office:value="22.053" calcext:value-type="float">
            <text:p>22,05</text:p>
          </table:table-cell>
          <table:table-cell table:style-name="ce9" table:formula="of:=[.O11]" office:value-type="float" office:value="1" calcext:value-type="float">
            <text:p>1,00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35]" office:value-type="date" office:date-value="2019-06-01" calcext:value-type="date">
            <text:p>01/06/19</text:p>
          </table:table-cell>
          <table:table-cell office:value-type="float" office:value="0.927" calcext:value-type="float">
            <text:p>0,9270</text:p>
          </table:table-cell>
          <table:table-cell office:value-type="float" office:value="-0.2949" calcext:value-type="float">
            <text:p>-0,2949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8336" calcext:value-type="float">
            <text:p>0,8336</text:p>
          </table:table-cell>
          <table:table-cell office:value-type="float" office:value="-0.2172" calcext:value-type="float">
            <text:p>-0,2172</text:p>
          </table:table-cell>
          <table:table-cell office:value-type="float" office:value="0.5078" calcext:value-type="float">
            <text:p>0,5078</text:p>
          </table:table-cell>
          <table:table-cell table:formula="of:=ACOS(SQRT([.C36]*[.C36]+[.D36]*[.D36]))" office:value-type="float" office:value="0.233869460423792" calcext:value-type="float">
            <text:p>0,2339</text:p>
          </table:table-cell>
          <table:table-cell table:formula="of:=[.I36]*180/PI()" office:value-type="float" office:value="13.3997330392851" calcext:value-type="float">
            <text:p>13,40</text:p>
          </table:table-cell>
          <table:table-cell table:formula="of:=ACOS([.C36]/SQRT([.C36]*[.C36]+[.D36]*[.D36]))*180/PI()" office:value-type="float" office:value="17.6470627711406" calcext:value-type="float">
            <text:p>17,65</text:p>
          </table:table-cell>
          <table:table-cell table:formula="of:=ACOS(SQRT([.F36]*[.F36]+[.G36]*[.G36]))" office:value-type="float" office:value="0.532714090119262" calcext:value-type="float">
            <text:p>0,5327</text:p>
          </table:table-cell>
          <table:table-cell table:formula="of:=[.L36]*180/PI()" office:value-type="float" office:value="30.5222690509855" calcext:value-type="float">
            <text:p>30,52</text:p>
          </table:table-cell>
          <table:table-cell table:style-name="ce9" table:formula="of:=ACOS([.F36]/SQRT([.F36]*[.F36]+[.G36]*[.G36]))*180/PI()" office:value-type="float" office:value="14.6040848370767" calcext:value-type="float">
            <text:p>14,60</text:p>
          </table:table-cell>
          <table:table-cell table:style-name="ce5" table:formula="of:=[.L12]" office:value-type="float" office:value="0.3849" calcext:value-type="float">
            <text:p>0,3849</text:p>
          </table:table-cell>
          <table:table-cell table:style-name="ce7" table:formula="of:=[.O36]*180/PI()" office:value-type="float" office:value="22.0531455345854" calcext:value-type="float">
            <text:p>22,05</text:p>
          </table:table-cell>
          <table:table-cell table:style-name="ce7" table:formula="of:=[.N12]" office:value-type="float" office:value="22.058" calcext:value-type="float">
            <text:p>22,06</text:p>
          </table:table-cell>
          <table:table-cell table:style-name="ce9" table:formula="of:=[.O12]" office:value-type="float" office:value="16" calcext:value-type="float">
            <text:p>16,0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36]" office:value-type="date" office:date-value="2019-06-01" calcext:value-type="date">
            <text:p>01/06/19</text:p>
          </table:table-cell>
          <table:table-cell office:value-type="float" office:value="0.130024" calcext:value-type="float">
            <text:p>0,1300</text:p>
          </table:table-cell>
          <table:table-cell office:value-type="float" office:value="-0.9466" calcext:value-type="float">
            <text:p>-0,9466</text:p>
          </table:table-cell>
          <table:table-cell office:value-type="float" office:value="0.295" calcext:value-type="float">
            <text:p>0,2950</text:p>
          </table:table-cell>
          <table:table-cell office:value-type="float" office:value="-0.01023" calcext:value-type="float">
            <text:p>-0,0102</text:p>
          </table:table-cell>
          <table:table-cell office:value-type="float" office:value="-0.89551" calcext:value-type="float">
            <text:p>-0,8955</text:p>
          </table:table-cell>
          <table:table-cell office:value-type="float" office:value="0.4449" calcext:value-type="float">
            <text:p>0,4449</text:p>
          </table:table-cell>
          <table:table-cell table:formula="of:=ACOS(SQRT([.C37]*[.C37]+[.D37]*[.D37]))" office:value-type="float" office:value="0.299486026620901" calcext:value-type="float">
            <text:p>0,2995</text:p>
          </table:table-cell>
          <table:table-cell table:formula="of:=[.I37]*180/PI()" office:value-type="float" office:value="17.1592853485203" calcext:value-type="float">
            <text:p>17,16</text:p>
          </table:table-cell>
          <table:table-cell table:formula="of:=ACOS([.C37]/SQRT([.C37]*[.C37]+[.D37]*[.D37]))*180/PI()" office:value-type="float" office:value="82.1788541883461" calcext:value-type="float">
            <text:p>82,18</text:p>
          </table:table-cell>
          <table:table-cell table:formula="of:=ACOS(SQRT([.F37]*[.F37]+[.G37]*[.G37]))" office:value-type="float" office:value="0.461089172398816" calcext:value-type="float">
            <text:p>0,4611</text:p>
          </table:table-cell>
          <table:table-cell table:formula="of:=[.L37]*180/PI()" office:value-type="float" office:value="26.4184635576321" calcext:value-type="float">
            <text:p>26,42</text:p>
          </table:table-cell>
          <table:table-cell table:style-name="ce9" table:formula="of:=ACOS([.F37]/SQRT([.F37]*[.F37]+[.G37]*[.G37]))*180/PI()" office:value-type="float" office:value="90.654498921859" calcext:value-type="float">
            <text:p>90,65</text:p>
          </table:table-cell>
          <table:table-cell table:style-name="ce5" table:formula="of:=[.L13]" office:value-type="float" office:value="0.3854" calcext:value-type="float">
            <text:p>0,3854</text:p>
          </table:table-cell>
          <table:table-cell table:style-name="ce7" table:formula="of:=[.O37]*180/PI()" office:value-type="float" office:value="22.0817934243419" calcext:value-type="float">
            <text:p>22,08</text:p>
          </table:table-cell>
          <table:table-cell table:style-name="ce7" table:formula="of:=[.N13]" office:value-type="float" office:value="22.085" calcext:value-type="float">
            <text:p>22,09</text:p>
          </table:table-cell>
          <table:table-cell table:style-name="ce9" table:formula="of:=[.O13]" office:value-type="float" office:value="86" calcext:value-type="float">
            <text:p>86,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9-06-21" calcext:value-type="date">
            <text:p>21/06/19</text:p>
          </table:table-cell>
          <table:table-cell office:value-type="float" office:value="0.8615" calcext:value-type="float">
            <text:p>0,8615</text:p>
          </table:table-cell>
          <table:table-cell office:value-type="float" office:value="0.4255" calcext:value-type="float">
            <text:p>0,4255</text:p>
          </table:table-cell>
          <table:table-cell office:value-type="float" office:value="0.2771" calcext:value-type="float">
            <text:p>0,2771</text:p>
          </table:table-cell>
          <table:table-cell office:value-type="float" office:value="0.7001" calcext:value-type="float">
            <text:p>0,7001</text:p>
          </table:table-cell>
          <table:table-cell office:value-type="float" office:value="0.4812" calcext:value-type="float">
            <text:p>0,4812</text:p>
          </table:table-cell>
          <table:table-cell office:value-type="float" office:value="0.5276" calcext:value-type="float">
            <text:p>0,5276</text:p>
          </table:table-cell>
          <table:table-cell table:formula="of:=ACOS(SQRT([.C39]*[.C39]+[.D39]*[.D39]))" office:value-type="float" office:value="0.280742843327622" calcext:value-type="float">
            <text:p>0,2807</text:p>
          </table:table-cell>
          <table:table-cell table:formula="of:=[.I39]*180/PI()" office:value-type="float" office:value="16.0853800511752" calcext:value-type="float">
            <text:p>16,09</text:p>
          </table:table-cell>
          <table:table-cell table:formula="of:=ACOS([.C39]/SQRT([.C39]*[.C39]+[.D39]*[.D39]))*180/PI()" office:value-type="float" office:value="26.285041451519" calcext:value-type="float">
            <text:p>26,29</text:p>
          </table:table-cell>
          <table:table-cell table:formula="of:=ACOS(SQRT([.F39]*[.F39]+[.G39]*[.G39]))" office:value-type="float" office:value="0.55571127002801" calcext:value-type="float">
            <text:p>0,5557</text:p>
          </table:table-cell>
          <table:table-cell table:formula="of:=[.L39]*180/PI()" office:value-type="float" office:value="31.8399104004598" calcext:value-type="float">
            <text:p>31,84</text:p>
          </table:table-cell>
          <table:table-cell table:style-name="ce9" table:formula="of:=ACOS([.F39]/SQRT([.F39]*[.F39]+[.G39]*[.G39]))*180/PI()" office:value-type="float" office:value="34.5019232119455" calcext:value-type="float">
            <text:p>34,50</text:p>
          </table:table-cell>
          <table:table-cell table:style-name="ce5" table:formula="of:=[.L15]" office:value-type="float" office:value="0.409" calcext:value-type="float">
            <text:p>0,4090</text:p>
          </table:table-cell>
          <table:table-cell table:style-name="ce7" table:formula="of:=[.O39]*180/PI()" office:value-type="float" office:value="23.4339738208507" calcext:value-type="float">
            <text:p>23,43</text:p>
          </table:table-cell>
          <table:table-cell table:style-name="ce7" table:formula="of:=[.N15]" office:value-type="float" office:value="23.437" calcext:value-type="float">
            <text:p>23,44</text:p>
          </table:table-cell>
          <table:table-cell table:style-name="ce9" table:formula="of:=[.O15]" office:value-type="float" office:value="29.482" calcext:value-type="float">
            <text:p>29,48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B39]" office:value-type="date" office:date-value="2019-06-21" calcext:value-type="date">
            <text:p>21/06/19</text:p>
          </table:table-cell>
          <table:table-cell office:value-type="float" office:value="0.9413" calcext:value-type="float">
            <text:p>0,9413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2876" calcext:value-type="float">
            <text:p>0,2876</text:p>
          </table:table-cell>
          <table:table-cell office:value-type="float" office:value="0.792" calcext:value-type="float">
            <text:p>0,7920</text:p>
          </table:table-cell>
          <table:table-cell office:value-type="float" office:value="0.2606" calcext:value-type="float">
            <text:p>0,2606</text:p>
          </table:table-cell>
          <table:table-cell office:value-type="float" office:value="0.5522" calcext:value-type="float">
            <text:p>0,5522</text:p>
          </table:table-cell>
          <table:table-cell table:formula="of:=ACOS(SQRT([.C40]*[.C40]+[.D40]*[.D40]))" office:value-type="float" office:value="0.291623690568604" calcext:value-type="float">
            <text:p>0,2916</text:p>
          </table:table-cell>
          <table:table-cell table:formula="of:=[.I40]*180/PI()" office:value-type="float" office:value="16.7088066756101" calcext:value-type="float">
            <text:p>16,71</text:p>
          </table:table-cell>
          <table:table-cell table:formula="of:=ACOS([.C40]/SQRT([.C40]*[.C40]+[.D40]*[.D40]))*180/PI()" office:value-type="float" office:value="10.6435415311825" calcext:value-type="float">
            <text:p>10,64</text:p>
          </table:table-cell>
          <table:table-cell table:formula="of:=ACOS(SQRT([.F40]*[.F40]+[.G40]*[.G40]))" office:value-type="float" office:value="0.584890825488273" calcext:value-type="float">
            <text:p>0,5849</text:p>
          </table:table-cell>
          <table:table-cell table:formula="of:=[.L40]*180/PI()" office:value-type="float" office:value="33.5117757764008" calcext:value-type="float">
            <text:p>33,51</text:p>
          </table:table-cell>
          <table:table-cell table:style-name="ce9" table:formula="of:=ACOS([.F40]/SQRT([.F40]*[.F40]+[.G40]*[.G40]))*180/PI()" office:value-type="float" office:value="18.2132944060377" calcext:value-type="float">
            <text:p>18,21</text:p>
          </table:table-cell>
          <table:table-cell table:style-name="ce5" table:formula="of:=[.L16]" office:value-type="float" office:value="0.409" calcext:value-type="float">
            <text:p>0,4090</text:p>
          </table:table-cell>
          <table:table-cell table:style-name="ce7" table:formula="of:=[.O40]*180/PI()" office:value-type="float" office:value="23.4339738208507" calcext:value-type="float">
            <text:p>23,43</text:p>
          </table:table-cell>
          <table:table-cell table:style-name="ce7" table:formula="of:=[.N16]" office:value-type="float" office:value="23.437" calcext:value-type="float">
            <text:p>23,44</text:p>
          </table:table-cell>
          <table:table-cell table:style-name="ce9" table:formula="of:=[.O16]" office:value-type="float" office:value="14.484" calcext:value-type="float">
            <text:p>14,48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40]" office:value-type="date" office:date-value="2019-06-21" calcext:value-type="date">
            <text:p>21/06/19</text:p>
          </table:table-cell>
          <table:table-cell office:value-type="float" office:value="0.9454" calcext:value-type="float">
            <text:p>0,9454</text:p>
          </table:table-cell>
          <table:table-cell office:value-type="float" office:value="-0.0617" calcext:value-type="float">
            <text:p>-0,0617</text:p>
          </table:table-cell>
          <table:table-cell office:value-type="float" office:value="0.31998" calcext:value-type="float">
            <text:p>0,3200</text:p>
          </table:table-cell>
          <table:table-cell office:value-type="float" office:value="0.84125" calcext:value-type="float">
            <text:p>0,8413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5389" calcext:value-type="float">
            <text:p>0,5389</text:p>
          </table:table-cell>
          <table:table-cell table:formula="of:=ACOS(SQRT([.C41]*[.C41]+[.D41]*[.D41]))" office:value-type="float" office:value="0.325749194964784" calcext:value-type="float">
            <text:p>0,3257</text:p>
          </table:table-cell>
          <table:table-cell table:formula="of:=[.I41]*180/PI()" office:value-type="float" office:value="18.6640540512663" calcext:value-type="float">
            <text:p>18,66</text:p>
          </table:table-cell>
          <table:table-cell table:formula="of:=ACOS([.C41]/SQRT([.C41]*[.C41]+[.D41]*[.D41]))*180/PI()" office:value-type="float" office:value="3.7340208227365" calcext:value-type="float">
            <text:p>3,73</text:p>
          </table:table-cell>
          <table:table-cell table:formula="of:=ACOS(SQRT([.F41]*[.F41]+[.G41]*[.G41]))" office:value-type="float" office:value="0.569094141208438" calcext:value-type="float">
            <text:p>0,5691</text:p>
          </table:table-cell>
          <table:table-cell table:formula="of:=[.L41]*180/PI()" office:value-type="float" office:value="32.6066924368656" calcext:value-type="float">
            <text:p>32,61</text:p>
          </table:table-cell>
          <table:table-cell table:style-name="ce9" table:formula="of:=ACOS([.F41]/SQRT([.F41]*[.F41]+[.G41]*[.G41]))*180/PI()" office:value-type="float" office:value="2.98043528881126" calcext:value-type="float">
            <text:p>2,98</text:p>
          </table:table-cell>
          <table:table-cell table:style-name="ce5" table:formula="of:=[.L17]" office:value-type="float" office:value="0.409" calcext:value-type="float">
            <text:p>0,4090</text:p>
          </table:table-cell>
          <table:table-cell table:style-name="ce7" table:formula="of:=[.O41]*180/PI()" office:value-type="float" office:value="23.4339738208507" calcext:value-type="float">
            <text:p>23,43</text:p>
          </table:table-cell>
          <table:table-cell table:style-name="ce7" table:formula="of:=[.N17]" office:value-type="float" office:value="23.437" calcext:value-type="float">
            <text:p>23,44</text:p>
          </table:table-cell>
          <table:table-cell table:style-name="ce9" table:formula="of:=[.O17]" office:value-type="float" office:value="0.513" calcext:value-type="float">
            <text:p>0,51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41]" office:value-type="date" office:date-value="2019-06-21" calcext:value-type="date">
            <text:p>21/06/19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ACOS(SQRT([.C42]*[.C42]+[.D42]*[.D42]))" office:value-type="float" office:value="0" calcext:value-type="float">
            <text:p>0,0000</text:p>
          </table:table-cell>
          <table:table-cell table:formula="of:=[.I42]*180/PI()" office:value-type="float" office:value="0" calcext:value-type="float">
            <text:p>0,00</text:p>
          </table:table-cell>
          <table:table-cell table:formula="of:=ACOS([.C42]/SQRT([.C42]*[.C42]+[.D42]*[.D42]))*180/PI()" office:value-type="float" office:value="90" calcext:value-type="float">
            <text:p>90,00</text:p>
          </table:table-cell>
          <table:table-cell table:formula="of:=ACOS(SQRT([.F42]*[.F42]+[.G42]*[.G42]))" office:value-type="float" office:value="0" calcext:value-type="float">
            <text:p>0,0000</text:p>
          </table:table-cell>
          <table:table-cell table:formula="of:=[.L42]*180/PI()" office:value-type="float" office:value="0" calcext:value-type="float">
            <text:p>0,00</text:p>
          </table:table-cell>
          <table:table-cell table:style-name="ce9" table:formula="of:=ACOS([.F42]/SQRT([.F42]*[.F42]+[.G42]*[.G42]))*180/PI()" office:value-type="float" office:value="90" calcext:value-type="float">
            <text:p>90,00</text:p>
          </table:table-cell>
          <table:table-cell table:style-name="ce5" table:formula="of:=[.L18]" office:value-type="float" office:value="0.409" calcext:value-type="float">
            <text:p>0,4090</text:p>
          </table:table-cell>
          <table:table-cell table:style-name="ce7" table:formula="of:=[.O42]*180/PI()" office:value-type="float" office:value="23.4339738208507" calcext:value-type="float">
            <text:p>23,43</text:p>
          </table:table-cell>
          <table:table-cell table:style-name="ce7" table:formula="of:=[.N18]" office:value-type="float" office:value="23.437" calcext:value-type="float">
            <text:p>23,44</text:p>
          </table:table-cell>
          <table:table-cell table:style-name="ce9" table:formula="of:=[.O18]" office:value-type="float" office:value="15.5" calcext:value-type="float">
            <text:p>15,5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42]" office:value-type="date" office:date-value="2019-06-21" calcext:value-type="date">
            <text:p>21/06/19</text:p>
          </table:table-cell>
          <table:table-cell office:value-type="float" office:value="0.82681" calcext:value-type="float">
            <text:p>0,8268</text:p>
          </table:table-cell>
          <table:table-cell office:value-type="float" office:value="-0.49575" calcext:value-type="float">
            <text:p>-0,4958</text:p>
          </table:table-cell>
          <table:table-cell office:value-type="float" office:value="0.2658" calcext:value-type="float">
            <text:p>0,2658</text:p>
          </table:table-cell>
          <table:table-cell office:value-type="float" office:value="0.70268" calcext:value-type="float">
            <text:p>0,7027</text:p>
          </table:table-cell>
          <table:table-cell office:value-type="float" office:value="-0.4528" calcext:value-type="float">
            <text:p>-0,4528</text:p>
          </table:table-cell>
          <table:table-cell office:value-type="float" office:value="0.5488" calcext:value-type="float">
            <text:p>0,5488</text:p>
          </table:table-cell>
          <table:table-cell table:formula="of:=ACOS(SQRT([.C43]*[.C43]+[.D43]*[.D43]))" office:value-type="float" office:value="0.268970296341447" calcext:value-type="float">
            <text:p>0,2690</text:p>
          </table:table-cell>
          <table:table-cell table:formula="of:=[.I43]*180/PI()" office:value-type="float" office:value="15.4108627947479" calcext:value-type="float">
            <text:p>15,41</text:p>
          </table:table-cell>
          <table:table-cell table:formula="of:=ACOS([.C43]/SQRT([.C43]*[.C43]+[.D43]*[.D43]))*180/PI()" office:value-type="float" office:value="30.9466329295766" calcext:value-type="float">
            <text:p>30,95</text:p>
          </table:table-cell>
          <table:table-cell table:formula="of:=ACOS(SQRT([.F43]*[.F43]+[.G43]*[.G43]))" office:value-type="float" office:value="0.580962445405164" calcext:value-type="float">
            <text:p>0,5810</text:p>
          </table:table-cell>
          <table:table-cell table:formula="of:=[.L43]*180/PI()" office:value-type="float" office:value="33.2866961773154" calcext:value-type="float">
            <text:p>33,29</text:p>
          </table:table-cell>
          <table:table-cell table:style-name="ce9" table:formula="of:=ACOS([.F43]/SQRT([.F43]*[.F43]+[.G43]*[.G43]))*180/PI()" office:value-type="float" office:value="32.7973291546996" calcext:value-type="float">
            <text:p>32,80</text:p>
          </table:table-cell>
          <table:table-cell table:style-name="ce5" table:formula="of:=[.L19]" office:value-type="float" office:value="0.409" calcext:value-type="float">
            <text:p>0,4090</text:p>
          </table:table-cell>
          <table:table-cell table:style-name="ce7" table:formula="of:=[.O43]*180/PI()" office:value-type="float" office:value="23.4339738208507" calcext:value-type="float">
            <text:p>23,43</text:p>
          </table:table-cell>
          <table:table-cell table:style-name="ce7" table:formula="of:=[.N19]" office:value-type="float" office:value="23.437" calcext:value-type="float">
            <text:p>23,44</text:p>
          </table:table-cell>
          <table:table-cell table:style-name="ce9" table:formula="of:=[.O19]" office:value-type="float" office:value="30.5" calcext:value-type="float">
            <text:p>30,50</text:p>
          </table:table-cell>
          <table:table-cell office:value-type="string" calcext:value-type="string">
            <text:p>léger nuag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B43]" office:value-type="date" office:date-value="2019-06-21" calcext:value-type="date">
            <text:p>21/06/19</text:p>
          </table:table-cell>
          <table:table-cell office:value-type="float" office:value="0.68194" calcext:value-type="float">
            <text:p>0,6819</text:p>
          </table:table-cell>
          <table:table-cell office:value-type="float" office:value="-0.6761" calcext:value-type="float">
            <text:p>-0,6761</text:p>
          </table:table-cell>
          <table:table-cell office:value-type="float" office:value="0.27902" calcext:value-type="float">
            <text:p>0,2790</text:p>
          </table:table-cell>
          <table:table-cell office:value-type="float" office:value="0.595119" calcext:value-type="float">
            <text:p>0,5951</text:p>
          </table:table-cell>
          <table:table-cell office:value-type="float" office:value="-0.616735" calcext:value-type="float">
            <text:p>-0,6167</text:p>
          </table:table-cell>
          <table:table-cell office:value-type="float" office:value="0.51524" calcext:value-type="float">
            <text:p>0,5152</text:p>
          </table:table-cell>
          <table:table-cell table:formula="of:=ACOS(SQRT([.C43]*[.C43]+[.D43]*[.D43]))" office:value-type="float" office:value="0.268970296341447" calcext:value-type="float">
            <text:p>0,2690</text:p>
          </table:table-cell>
          <table:table-cell table:formula="of:=[.I44]*180/PI()" office:value-type="float" office:value="15.4108627947479" calcext:value-type="float">
            <text:p>15,41</text:p>
          </table:table-cell>
          <table:table-cell table:formula="of:=ACOS([.C44]/SQRT([.C44]*[.C44]+[.D44]*[.D44]))*180/PI()" office:value-type="float" office:value="44.75361160954" calcext:value-type="float">
            <text:p>44,75</text:p>
          </table:table-cell>
          <table:table-cell table:formula="of:=ACOS(SQRT([.F44]*[.F44]+[.G44]*[.G44]))" office:value-type="float" office:value="0.541286590750017" calcext:value-type="float">
            <text:p>0,5413</text:p>
          </table:table-cell>
          <table:table-cell table:formula="of:=[.L44]*180/PI()" office:value-type="float" office:value="31.013437157001" calcext:value-type="float">
            <text:p>31,01</text:p>
          </table:table-cell>
          <table:table-cell table:style-name="ce9" table:formula="of:=ACOS([.F44]/SQRT([.F44]*[.F44]+[.G44]*[.G44]))*180/PI()" office:value-type="float" office:value="46.0218840273029" calcext:value-type="float">
            <text:p>46,02</text:p>
          </table:table-cell>
          <table:table-cell table:style-name="ce5" table:formula="of:=[.L20]" office:value-type="float" office:value="0.409" calcext:value-type="float">
            <text:p>0,4090</text:p>
          </table:table-cell>
          <table:table-cell table:style-name="ce7" table:formula="of:=[.O44]*180/PI()" office:value-type="float" office:value="23.4339738208507" calcext:value-type="float">
            <text:p>23,43</text:p>
          </table:table-cell>
          <table:table-cell table:style-name="ce7" table:formula="of:=[.N20]" office:value-type="float" office:value="23.437" calcext:value-type="float">
            <text:p>23,44</text:p>
          </table:table-cell>
          <table:table-cell table:style-name="ce9" table:formula="of:=[.O20]" office:value-type="float" office:value="45.507" calcext:value-type="float">
            <text:p>45,51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B44]" office:value-type="date" office:date-value="2019-06-21" calcext:value-type="date">
            <text:p>21/06/19</text:p>
          </table:table-cell>
          <table:table-cell office:value-type="float" office:value="0.5011" calcext:value-type="float">
            <text:p>0,5011</text:p>
          </table:table-cell>
          <table:table-cell office:value-type="float" office:value="-0.81905" calcext:value-type="float">
            <text:p>-0,8191</text:p>
          </table:table-cell>
          <table:table-cell office:value-type="float" office:value="0.27937" calcext:value-type="float">
            <text:p>0,2794</text:p>
          </table:table-cell>
          <table:table-cell office:value-type="float" office:value="0.36985" calcext:value-type="float">
            <text:p>0,3699</text:p>
          </table:table-cell>
          <table:table-cell office:value-type="float" office:value="-0.76785" calcext:value-type="float">
            <text:p>-0,7679</text:p>
          </table:table-cell>
          <table:table-cell office:value-type="float" office:value="0.5231" calcext:value-type="float">
            <text:p>0,5231</text:p>
          </table:table-cell>
          <table:table-cell table:formula="of:=ACOS(SQRT([.C45]*[.C45]+[.D45]*[.D45]))" office:value-type="float" office:value="0.283153374904133" calcext:value-type="float">
            <text:p>0,2832</text:p>
          </table:table-cell>
          <table:table-cell table:formula="of:=[.I45]*180/PI()" office:value-type="float" office:value="16.2234933368924" calcext:value-type="float">
            <text:p>16,22</text:p>
          </table:table-cell>
          <table:table-cell table:formula="of:=ACOS([.C45]/SQRT([.C45]*[.C45]+[.D45]*[.D45]))*180/PI()" office:value-type="float" office:value="58.5414399793418" calcext:value-type="float">
            <text:p>58,54</text:p>
          </table:table-cell>
          <table:table-cell table:formula="of:=ACOS(SQRT([.F45]*[.F45]+[.G45]*[.G45]))" office:value-type="float" office:value="0.550466016421628" calcext:value-type="float">
            <text:p>0,5505</text:p>
          </table:table-cell>
          <table:table-cell table:formula="of:=[.L45]*180/PI()" office:value-type="float" office:value="31.5393795063383" calcext:value-type="float">
            <text:p>31,54</text:p>
          </table:table-cell>
          <table:table-cell table:style-name="ce9" table:formula="of:=ACOS([.F45]/SQRT([.F45]*[.F45]+[.G45]*[.G45]))*180/PI()" office:value-type="float" office:value="64.2812970595034" calcext:value-type="float">
            <text:p>64,28</text:p>
          </table:table-cell>
          <table:table-cell table:style-name="ce5" table:formula="of:=[.L21]" office:value-type="float" office:value="0.409" calcext:value-type="float">
            <text:p>0,4090</text:p>
          </table:table-cell>
          <table:table-cell table:style-name="ce7" table:formula="of:=[.O45]*180/PI()" office:value-type="float" office:value="23.4339738208507" calcext:value-type="float">
            <text:p>23,43</text:p>
          </table:table-cell>
          <table:table-cell table:style-name="ce7" table:formula="of:=[.N21]" office:value-type="float" office:value="23.437" calcext:value-type="float">
            <text:p>23,44</text:p>
          </table:table-cell>
          <table:table-cell table:style-name="ce9" table:formula="of:=[.O21]" office:value-type="float" office:value="60.504" calcext:value-type="float">
            <text:p>60,5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B45]" office:value-type="date" office:date-value="2019-06-21" calcext:value-type="date">
            <text:p>21/06/19</text:p>
          </table:table-cell>
          <table:table-cell office:value-type="float" office:value="0.2637" calcext:value-type="float">
            <text:p>0,2637</text:p>
          </table:table-cell>
          <table:table-cell office:value-type="float" office:value="-0.917" calcext:value-type="float">
            <text:p>-0,9170</text:p>
          </table:table-cell>
          <table:table-cell office:value-type="float" office:value="0.2993" calcext:value-type="float">
            <text:p>0,2993</text:p>
          </table:table-cell>
          <table:table-cell office:value-type="float" office:value="0.16505" calcext:value-type="float">
            <text:p>0,1651</text:p>
          </table:table-cell>
          <table:table-cell office:value-type="float" office:value="-0.85027" calcext:value-type="float">
            <text:p>-0,8503</text:p>
          </table:table-cell>
          <table:table-cell office:value-type="float" office:value="0.4998" calcext:value-type="float">
            <text:p>0,4998</text:p>
          </table:table-cell>
          <table:table-cell table:formula="of:=ACOS(SQRT([.C46]*[.C46]+[.D46]*[.D46]))" office:value-type="float" office:value="0.30394636806953" calcext:value-type="float">
            <text:p>0,3039</text:p>
          </table:table-cell>
          <table:table-cell table:formula="of:=[.I46]*180/PI()" office:value-type="float" office:value="17.414844088714" calcext:value-type="float">
            <text:p>17,41</text:p>
          </table:table-cell>
          <table:table-cell table:formula="of:=ACOS([.C46]/SQRT([.C46]*[.C46]+[.D46]*[.D46]))*180/PI()" office:value-type="float" office:value="73.9564497876048" calcext:value-type="float">
            <text:p>73,96</text:p>
          </table:table-cell>
          <table:table-cell table:formula="of:=ACOS(SQRT([.F46]*[.F46]+[.G46]*[.G46]))" office:value-type="float" office:value="0.523367140089914" calcext:value-type="float">
            <text:p>0,5234</text:p>
          </table:table-cell>
          <table:table-cell table:formula="of:=[.L46]*180/PI()" office:value-type="float" office:value="29.9867282629842" calcext:value-type="float">
            <text:p>29,99</text:p>
          </table:table-cell>
          <table:table-cell table:style-name="ce9" table:formula="of:=ACOS([.F46]/SQRT([.F46]*[.F46]+[.G46]*[.G46]))*180/PI()" office:value-type="float" office:value="79.0146588372751" calcext:value-type="float">
            <text:p>79,01</text:p>
          </table:table-cell>
          <table:table-cell table:style-name="ce5" table:formula="of:=[.L22]" office:value-type="float" office:value="0.409" calcext:value-type="float">
            <text:p>0,4090</text:p>
          </table:table-cell>
          <table:table-cell table:style-name="ce7" table:formula="of:=[.O46]*180/PI()" office:value-type="float" office:value="23.4339738208507" calcext:value-type="float">
            <text:p>23,43</text:p>
          </table:table-cell>
          <table:table-cell table:style-name="ce7" table:formula="of:=[.N22]" office:value-type="float" office:value="23.437" calcext:value-type="float">
            <text:p>23,44</text:p>
          </table:table-cell>
          <table:table-cell table:style-name="ce9" table:formula="of:=[.O22]" office:value-type="float" office:value="76.002" calcext:value-type="float">
            <text:p>76,00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B46]" office:value-type="date" office:date-value="2019-06-21" calcext:value-type="date">
            <text:p>21/06/19</text:p>
          </table:table-cell>
          <table:table-cell office:value-type="float" office:value="0.04756" calcext:value-type="float">
            <text:p>0,0476</text:p>
          </table:table-cell>
          <table:table-cell office:value-type="float" office:value="-0.9456" calcext:value-type="float">
            <text:p>-0,9456</text:p>
          </table:table-cell>
          <table:table-cell office:value-type="float" office:value="0.3219" calcext:value-type="float">
            <text:p>0,3219</text:p>
          </table:table-cell>
          <table:table-cell office:value-type="float" office:value="-0.092565" calcext:value-type="float">
            <text:p>-0,0926</text:p>
          </table:table-cell>
          <table:table-cell office:value-type="float" office:value="-0.8801" calcext:value-type="float">
            <text:p>-0,8801</text:p>
          </table:table-cell>
          <table:table-cell office:value-type="float" office:value="0.4657" calcext:value-type="float">
            <text:p>0,4657</text:p>
          </table:table-cell>
          <table:table-cell table:formula="of:=ACOS(SQRT([.C47]*[.C47]+[.D47]*[.D47]))" office:value-type="float" office:value="0.327668474736667" calcext:value-type="float">
            <text:p>0,3277</text:p>
          </table:table-cell>
          <table:table-cell table:formula="of:=[.I47]*180/PI()" office:value-type="float" office:value="18.7740206819001" calcext:value-type="float">
            <text:p>18,77</text:p>
          </table:table-cell>
          <table:table-cell table:formula="of:=ACOS([.C47]/SQRT([.C47]*[.C47]+[.D47]*[.D47]))*180/PI()" office:value-type="float" office:value="87.1206715775724" calcext:value-type="float">
            <text:p>87,12</text:p>
          </table:table-cell>
          <table:table-cell table:formula="of:=ACOS(SQRT([.F47]*[.F47]+[.G47]*[.G47]))" office:value-type="float" office:value="0.484400247700656" calcext:value-type="float">
            <text:p>0,4844</text:p>
          </table:table-cell>
          <table:table-cell table:formula="of:=[.L47]*180/PI()" office:value-type="float" office:value="27.7540897883393" calcext:value-type="float">
            <text:p>27,75</text:p>
          </table:table-cell>
          <table:table-cell table:style-name="ce9" table:formula="of:=ACOS([.F47]/SQRT([.F47]*[.F47]+[.G47]*[.G47]))*180/PI()" office:value-type="float" office:value="96.0040412583856" calcext:value-type="float">
            <text:p>96,00</text:p>
          </table:table-cell>
          <table:table-cell table:style-name="ce5" table:formula="of:=[.L23]" office:value-type="float" office:value="0.409" calcext:value-type="float">
            <text:p>0,4090</text:p>
          </table:table-cell>
          <table:table-cell table:style-name="ce7" table:formula="of:=[.O47]*180/PI()" office:value-type="float" office:value="23.4339738208507" calcext:value-type="float">
            <text:p>23,43</text:p>
          </table:table-cell>
          <table:table-cell table:style-name="ce7" table:formula="of:=[.N23]" office:value-type="float" office:value="23.437" calcext:value-type="float">
            <text:p>23,44</text:p>
          </table:table-cell>
          <table:table-cell table:style-name="ce9" table:formula="of:=[.O23]" office:value-type="float" office:value="91" calcext:value-type="float">
            <text:p>91,00</text:p>
          </table:table-cell>
          <table:table-cell table:number-columns-repeated="1006"/>
        </table:table-row>
        <table:table-row table:style-name="ro1" table:number-rows-repeated="43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 table:number-rows-repeated="16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2:47:02.58774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1:04:47.138121902</meta:creation-date>
    <dc:date>2022-12-22T20:08:36.135324565</dc:date>
    <meta:editing-duration>PT1H1M36S</meta:editing-duration>
    <meta:editing-cycles>8</meta:editing-cycles>
    <meta:generator>LibreOffice/6.4.7.2$Linux_X86_64 LibreOffice_project/40$Build-2</meta:generator>
    <meta:document-statistic meta:table-count="1" meta:cell-count="608" meta:object-count="0"/>
  </office:meta>
</office:document-meta>
</file>